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6688a" officeooo:paragraph-rsid="0016688a"/>
    </style:style>
    <style:style style:name="P2" style:family="paragraph" style:parent-style-name="Standard">
      <style:text-properties officeooo:rsid="0016688a" officeooo:paragraph-rsid="001668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place assessment 2 report</text:p>
      <text:p text:style-name="P1"/>
      <text:p text:style-name="P1"/>
      <text:p text:style-name="P1">In your report, don’t focus too much on details of the implementation (i.e., the code). What is of primary interest for the report is the application protocol. That is, what kind of messages are transferred between client and hosts, and in what sequence? Why did you decide to have those messages? How did you ensure exact number of bytes are sent/received? How do you handle and communicate errors, corner cases?</text:p>
      <text:p text:style-name="P1"/>
      <text:p text:style-name="P1">It’s good practice to add comments along the lines of “how to use this” with your submitted code (and/or report). The point is, best not to presume the user of your code knows how to use it already.</text:p>
      <text:p text:style-name="P1"/>
      <text:p text:style-name="P1">Don’t worry too much about the size of the report. The main thing is whether you’ve addressed the information expected in the report, as stated in the handout, i.e.: </text:p>
      <text:p text:style-name="P1">“a detailed description of the application-level protocol you designed (exact format of the exchanged messages, their fields and semantics, the order in which these</text:p>
      <text:p text:style-name="P1">messages are expected to be exchanged, etc.) and a discussion of the reasoning behind the design of your protocol and the associated design decisions.” </text:p>
      <text:p text:style-name="P1"/>
      <text:p text:style-name="P1">I’ve seen very good reports written up in a couple of pages, and longer ones with a lot of fluff and lacking essentials. </text:p>
      <text:p text:style-name="P1"/>
      <text:p text:style-name="P1">While this is not a requirement, simple diagram(s) to illustrate your application level protocol is a good idea; e.g. maybe a “sequence diagram” showing the sequence</text:p>
      <text:p text:style-name="P1">of interactions between client and server.</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09:34:59.321398908</meta:creation-date>
    <dc:date>2022-05-29T21:26:19.142252958</dc:date>
    <meta:editing-duration>PT2M57S</meta:editing-duration>
    <meta:editing-cycles>3</meta:editing-cycles>
    <meta:generator>LibreOffice/7.2.5.1$Linux_X86_64 LibreOffice_project/20$Build-1</meta:generator>
    <meta:document-statistic meta:table-count="0" meta:image-count="0" meta:object-count="0" meta:page-count="1" meta:paragraph-count="9" meta:word-count="244" meta:character-count="1450" meta:non-whitespace-character-count="1212"/>
  </office:meta>
</office:document-meta>
</file>